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A00000463CF32E0540BCF31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5cm, 14.373cm, 27.129cm, 0.27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752cm" svg:height="2.25cm" svg:x="1.251cm" svg:y="1.5cm">
          <draw:image xlink:href="Pictures/100000010000031A00000463CF32E0540BCF31CC.png" xlink:type="simple" xlink:show="embed" xlink:actuate="onLoad" draw:mime-type="image/png">
            <text:p/>
          </draw:image>
        </draw:frame>
        <draw:frame draw:style-name="gr2" draw:text-style-name="P2" draw:layer="layout" svg:width="5.5cm" svg:height="2cm" svg:x="1.5cm" svg:y="4.25cm">
          <draw:text-box>
            <text:p>eProntuário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4T10:50:33.874000000</dc:date>
    <meta:editing-duration>PT2M40S</meta:editing-duration>
    <meta:editing-cycles>2</meta:editing-cycles>
    <meta:generator>LibreOffice/7.3.2.2$Windows_X86_64 LibreOffice_project/49f2b1bff42cfccbd8f788c8dc32c1c309559be0</meta:generator>
    <meta:document-statistic meta:object-count="2"/>
  </office:meta>
</office:document-meta>
</file>